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58cm" fo:break-before="auto" fo:break-after="auto" table:align="center" fo:keep-with-next="auto" style:may-break-between-rows="true" table:border-model="collapsing"/>
    </style:style>
    <style:style style:name="Таблица1.A" style:family="table-column">
      <style:table-column-properties style:column-width="2.041cm"/>
    </style:style>
    <style:style style:name="Таблица1.C" style:family="table-column">
      <style:table-column-properties style:column-width="1.476cm"/>
    </style:style>
    <style:style style:name="Таблица1.D" style:family="table-column">
      <style:table-column-properties style:column-width="1.607cm"/>
    </style:style>
    <style:style style:name="Таблица1.E" style:family="table-column">
      <style:table-column-properties style:column-width="1.8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af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officeooo:rsid="001af751" officeooo:paragraph-rsid="001af7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af751" officeooo:paragraph-rsid="001af7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tyle="italic" fo:font-weight="bold" officeooo:rsid="0019aa52" officeooo:paragraph-rsid="0019aa52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9aa52" officeooo:paragraph-rsid="0019aa52"/>
    </style:style>
    <style:style style:name="P7" style:family="paragraph" style:parent-style-name="Standard">
      <style:text-properties style:font-name="Times New Roman" officeooo:rsid="0019aa52" officeooo:paragraph-rsid="001af751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rsid="001af751" officeooo:paragraph-rsid="001af751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1b924d" officeooo:paragraph-rsid="001c1c0f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ru" fo:country="RU" officeooo:rsid="001c1c0f" officeooo:paragraph-rsid="001c1c0f"/>
    </style:style>
    <style:style style:name="P11" style:family="paragraph" style:parent-style-name="Standard">
      <style:text-properties style:font-name="Times New Roman" fo:language="en" fo:country="US" officeooo:rsid="0019aa52" officeooo:paragraph-rsid="0019aa52"/>
    </style:style>
    <style:style style:name="P12" style:family="paragraph" style:parent-style-name="Standard">
      <style:text-properties style:font-name="Times New Roman" fo:language="ru" fo:country="RU" officeooo:rsid="0019aa52" officeooo:paragraph-rsid="0019aa52"/>
    </style:style>
    <style:style style:name="P13" style:family="paragraph" style:parent-style-name="Standard">
      <style:text-properties style:font-name="Times New Roman" fo:language="ru" fo:country="RU" fo:font-weight="normal" officeooo:rsid="001af751" officeooo:paragraph-rsid="0019aa5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1af751" officeooo:paragraph-rsid="001af751" style:font-weight-asian="normal" style:font-weight-complex="normal"/>
    </style:style>
    <style:style style:name="P15" style:family="paragraph" style:parent-style-name="Standard">
      <style:text-properties style:font-name="Times New Roman" fo:language="ru" fo:country="RU" fo:font-weight="normal" officeooo:rsid="001af751" officeooo:paragraph-rsid="001af75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1c1c0f" officeooo:paragraph-rsid="001c1c0f" style:font-weight-asian="normal" style:font-weight-complex="normal"/>
    </style:style>
    <style:style style:name="P17" style:family="paragraph" style:parent-style-name="Standard">
      <style:text-properties style:font-name="Times New Roman" fo:language="ru" fo:country="RU" fo:font-weight="normal" officeooo:rsid="001fd4d8" officeooo:paragraph-rsid="001fd4d8" style:font-weight-asian="normal" style:font-weight-complex="normal"/>
    </style:style>
    <style:style style:name="P18" style:family="paragraph" style:parent-style-name="Standard">
      <style:text-properties style:font-name="Times New Roman" fo:font-style="italic" fo:font-weight="bold" officeooo:rsid="0019aa52" officeooo:paragraph-rsid="0019aa52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Times New Roman" fo:font-style="normal" fo:font-weight="bold" officeooo:rsid="001fd4d8" officeooo:paragraph-rsid="001fd4d8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Times New Roman" fo:font-style="normal" fo:font-weight="normal" officeooo:rsid="001fd4d8" officeooo:paragraph-rsid="001fd4d8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af751"/>
    </style:style>
    <style:style style:name="T5" style:family="text">
      <style:text-properties fo:language="en" fo:country="US" officeooo:rsid="0019aa52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normal" officeooo:rsid="001af751" style:font-weight-asian="normal" style:font-weight-complex="normal"/>
    </style:style>
    <style:style style:name="T9" style:family="text">
      <style:text-properties fo:language="ru" fo:country="RU" fo:font-weight="normal" officeooo:rsid="001c1c0f" style:font-weight-asian="normal" style:font-weight-complex="normal"/>
    </style:style>
    <style:style style:name="T10" style:family="text">
      <style:text-properties fo:language="ru" fo:country="RU" officeooo:rsid="001d45e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d4d8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fd4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Об оформлении.</text:p>
      <text:p text:style-name="P20">Решение задачи №3 и всех последующих нужно сопровождать короткой запиской — текстом, написанном на <text:span text:style-name="T14">естественном</text:span> языке, из которого посторонний читатель смог бы понять, что вы делали и что получили. </text:p>
      <text:p text:style-name="P5"/>
      <text:p text:style-name="P5">Задача №<text:span text:style-name="T15">3</text:span>.</text:p>
      <text:p text:style-name="P6">Файлы «<text:span text:style-name="T1">youtube_1.csv</text:span>» … <text:span text:style-name="T6">«</text:span><text:span text:style-name="T1">youtube_10.csv</text:span><text:span text:style-name="T6">» содержат следующие сведения о видеороликах на </text:span><text:span text:style-name="T1">YouTube (</text:span><text:span text:style-name="T6">по сто роликов на каждый вариант</text:span><text:span text:style-name="T1">):</text:span></text:p>
      <text:p text:style-name="P11"/>
      <text:p text:style-name="P7"><text:span text:style-name="T2">n</text:span><text:span text:style-name="T1"> </text:span><text:span text:style-name="T7">—</text:span><text:span text:style-name="T1"> </text:span><text:span text:style-name="T6">номер наблюдения,</text:span></text:p>
      <text:p text:style-name="P7"><text:span text:style-name="T2">id</text:span><text:span text:style-name="T1"> </text:span><text:span text:style-name="T7">—</text:span><text:span text:style-name="T1"> </text:span><text:span text:style-name="T10">идентификатор</text:span><text:span text:style-name="T1"> </text:span><text:span text:style-name="T10">ролика</text:span><text:span text:style-name="T1">,</text:span></text:p>
      <text:p text:style-name="P7"><text:span text:style-name="T2">framerate</text:span><text:span text:style-name="T1"> </text:span><text:span text:style-name="T7">—</text:span><text:span text:style-name="T1"> </text:span><text:span text:style-name="T10">число</text:span><text:span text:style-name="T1"> кадров в секунду,</text:span></text:p>
      <text:p text:style-name="P7"><text:span text:style-name="T2">frames</text:span><text:span text:style-name="T1"> </text:span><text:span text:style-name="T7">—</text:span><text:span text:style-name="T1"> </text:span><text:span text:style-name="T6">о</text:span><text:span text:style-name="T1">бщее </text:span><text:span text:style-name="T10">число</text:span><text:span text:style-name="T1"> кадров в видео,</text:span></text:p>
      <text:p text:style-name="P7"><text:span text:style-name="T2">bitrate</text:span><text:span text:style-name="T1"> </text:span><text:span text:style-name="T7">—</text:span><text:span text:style-name="T1"> </text:span><text:span text:style-name="T6">б</text:span><text:span text:style-name="T1">итрейт, </text:span><text:span text:style-name="T6">Кбит/сек.</text:span></text:p>
      <text:p text:style-name="P7"><text:span text:style-name="T2">duration</text:span><text:span text:style-name="T1"> </text:span><text:span text:style-name="T7">—</text:span><text:span text:style-name="T1"> </text:span><text:span text:style-name="T6">п</text:span><text:span text:style-name="T1">родолжительность, </text:span><text:span text:style-name="T6">сек.</text:span></text:p>
      <text:p text:style-name="P7"><text:span text:style-name="T2">size</text:span><text:span text:style-name="T1"> </text:span><text:span text:style-name="T7">—</text:span><text:span text:style-name="T1"> </text:span><text:span text:style-name="T6">р</text:span><text:span text:style-name="T1">азмер видео</text:span><text:span text:style-name="T6">файла</text:span><text:span text:style-name="T1">, </text:span><text:span text:style-name="T6">байт.</text:span></text:p>
      <text:p text:style-name="P12"/>
      <text:p text:style-name="P6"><text:span text:style-name="T6">Для признаков </text:span><text:span text:style-name="T2">framerate</text:span><text:span text:style-name="T1">, </text:span><text:span text:style-name="T2">frames</text:span><text:span text:style-name="T1">, </text:span><text:span text:style-name="T2">bitrate</text:span><text:span text:style-name="T6">, </text:span><text:span text:style-name="T2">duration</text:span><text:span text:style-name="T1"> </text:span><text:span text:style-name="T6">и </text:span><text:span text:style-name="T2">size</text:span><text:span text:style-name="T3"> </text:span><text:span text:style-name="T7">рассчитайте две корреляционные матрицы — на основании коэффициентов Пирсона и Спирмена. </text:span><text:span text:style-name="T8">Оцените значимость каждого коэффициента (проверьте гипотезу об отсутствии корреляции) и представьте полученные результаты в виде таблицы:</text:span></text:p>
      <text:p text:style-name="P13"/>
      <text:p text:style-name="P8"><text:span text:style-name="T9">К</text:span><text:span text:style-name="T7">оэффициент</text:span><text:span text:style-name="T9">ы</text:span><text:span text:style-name="T7"> корреляции Пирсона.</text:span></text:p>
      <table:table table:name="Таблица1" table:style-name="Таблица1" table:template-name="Базовый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>framerate</text:p>
          </table:table-cell>
          <table:table-cell table:style-name="Таблица1.A1" office:value-type="string">
            <text:p text:style-name="P3">frames</text:p>
          </table:table-cell>
          <table:table-cell table:style-name="Таблица1.A1" office:value-type="string">
            <text:p text:style-name="P3">bitrate</text:p>
          </table:table-cell>
          <table:table-cell table:style-name="Таблица1.A1" office:value-type="string">
            <text:p text:style-name="P3">duration</text:p>
          </table:table-cell>
          <table:table-cell table:style-name="Таблица1.F1" office:value-type="string">
            <text:p text:style-name="P3">size</text:p>
          </table:table-cell>
        </table:table-row>
        <table:table-row>
          <table:table-cell table:style-name="Таблица1.A2" office:value-type="string">
            <text:p text:style-name="P3">framerate</text:p>
          </table:table-cell>
          <table:table-cell table:style-name="Таблица1.A2" office:value-type="string">
            <text:p text:style-name="P4">1.00</text:p>
          </table:table-cell>
          <table:table-cell table:style-name="Таблица1.A2" office:value-type="string">
            <text:p text:style-name="P4">0.08</text:p>
          </table:table-cell>
          <table:table-cell table:style-name="Таблица1.A2" office:value-type="string">
            <text:p text:style-name="P2"><text:span text:style-name="T5">–</text:span><text:span text:style-name="T4">0.02</text:span></text:p>
          </table:table-cell>
          <table:table-cell table:style-name="Таблица1.A2" office:value-type="string">
            <text:p text:style-name="P4">0.04</text:p>
          </table:table-cell>
          <table:table-cell table:style-name="Таблица1.F2" office:value-type="string">
            <text:p text:style-name="P4">0.02</text:p>
          </table:table-cell>
        </table:table-row>
        <table:table-row>
          <table:table-cell table:style-name="Таблица1.A2" office:value-type="string">
            <text:p text:style-name="P3">frames</text:p>
          </table:table-cell>
          <table:table-cell table:style-name="Таблица1.A2" office:value-type="string">
            <text:p text:style-name="P4">0.08</text:p>
          </table:table-cell>
          <table:table-cell table:style-name="Таблица1.A2" office:value-type="string">
            <text:p text:style-name="P4">1.00</text:p>
          </table:table-cell>
          <table:table-cell table:style-name="Таблица1.A2" office:value-type="string">
            <text:p text:style-name="P4">0.12</text:p>
          </table:table-cell>
          <table:table-cell table:style-name="Таблица1.A2" office:value-type="string">
            <text:p text:style-name="P4">0.45**</text:p>
          </table:table-cell>
          <table:table-cell table:style-name="Таблица1.F2" office:value-type="string">
            <text:p text:style-name="P4">0.29*</text:p>
          </table:table-cell>
        </table:table-row>
        <table:table-row>
          <table:table-cell table:style-name="Таблица1.A2" office:value-type="string">
            <text:p text:style-name="P3">bitrate</text:p>
          </table:table-cell>
          <table:table-cell table:style-name="Таблица1.A2" office:value-type="string">
            <text:p text:style-name="P2"><text:span text:style-name="T5">–</text:span><text:span text:style-name="T4">0.02</text:span></text:p>
          </table:table-cell>
          <table:table-cell table:style-name="Таблица1.A2" office:value-type="string">
            <text:p text:style-name="P4">0.12</text:p>
          </table:table-cell>
          <table:table-cell table:style-name="Таблица1.A2" office:value-type="string">
            <text:p text:style-name="P4">1.00</text:p>
          </table:table-cell>
          <table:table-cell table:style-name="Таблица1.A2" office:value-type="string">
            <text:p text:style-name="P2"><text:span text:style-name="T5">–</text:span><text:span text:style-name="T4">0.03</text:span></text:p>
          </table:table-cell>
          <table:table-cell table:style-name="Таблица1.F2" office:value-type="string">
            <text:p text:style-name="P4">0.72***</text:p>
          </table:table-cell>
        </table:table-row>
        <table:table-row>
          <table:table-cell table:style-name="Таблица1.A2" office:value-type="string">
            <text:p text:style-name="P3">duration</text:p>
          </table:table-cell>
          <table:table-cell table:style-name="Таблица1.A2" office:value-type="string">
            <text:p text:style-name="P4">0.04</text:p>
          </table:table-cell>
          <table:table-cell table:style-name="Таблица1.A2" office:value-type="string">
            <text:p text:style-name="P4">0.45**</text:p>
          </table:table-cell>
          <table:table-cell table:style-name="Таблица1.A2" office:value-type="string">
            <text:p text:style-name="P2"><text:span text:style-name="T5">–</text:span><text:span text:style-name="T4">0.03</text:span></text:p>
          </table:table-cell>
          <table:table-cell table:style-name="Таблица1.A2" office:value-type="string">
            <text:p text:style-name="P4">1.00</text:p>
          </table:table-cell>
          <table:table-cell table:style-name="Таблица1.F2" office:value-type="string">
            <text:p text:style-name="P4">0.36**</text:p>
          </table:table-cell>
        </table:table-row>
        <table:table-row>
          <table:table-cell table:style-name="Таблица1.A2" office:value-type="string">
            <text:p text:style-name="P3">size</text:p>
          </table:table-cell>
          <table:table-cell table:style-name="Таблица1.A2" office:value-type="string">
            <text:p text:style-name="P4">0.02</text:p>
          </table:table-cell>
          <table:table-cell table:style-name="Таблица1.A2" office:value-type="string">
            <text:p text:style-name="P4">0.29*</text:p>
          </table:table-cell>
          <table:table-cell table:style-name="Таблица1.A2" office:value-type="string">
            <text:p text:style-name="P4">0.72***</text:p>
          </table:table-cell>
          <table:table-cell table:style-name="Таблица1.A2" office:value-type="string">
            <text:p text:style-name="P4">0.36**</text:p>
          </table:table-cell>
          <table:table-cell table:style-name="Таблица1.F2" office:value-type="string">
            <text:p text:style-name="P4">1.00</text:p>
          </table:table-cell>
        </table:table-row>
      </table:table>
      <text:p text:style-name="P13"/>
      <text:p text:style-name="P7"><text:span text:style-name="T8">* </text:span><text:span text:style-name="T7">— </text:span><text:span text:style-name="T8">коэффициент значим на уровне 5%,</text:span></text:p>
      <text:p text:style-name="P7"><text:span text:style-name="T8">** </text:span><text:span text:style-name="T7">— </text:span><text:span text:style-name="T8">коэффициент значим на уровне 1%,</text:span></text:p>
      <text:p text:style-name="P7"><text:span text:style-name="T8">*** </text:span><text:span text:style-name="T7">— </text:span><text:span text:style-name="T8">коэффициент значим на уровне 0.1%.</text:span></text:p>
      <text:p text:style-name="P14">Коэффициенты, не отмеченные звёздочками, незначимы (нет оснований отвергнуть гипотезу об отсутствии корреляции на уровне 5%).</text:p>
      <text:p text:style-name="P15"/>
      <text:p text:style-name="P15">Числа в приведённой таблице я проставил с потолка, смысла в них нет. Это просто пример.</text:p>
      <text:p text:style-name="P17">Таблица должна быть оформлена ИМЕННО ТАК.</text:p>
      <text:p text:style-name="P15"/>
      <text:p text:style-name="P9"><text:span text:style-name="T7">Сравните коэффициенты Пирсона и Спирмена, обратите внимание на случаи, когда два этих коэффициента существенно расходятся, если такие есть. Что такое «существенно», решайте сами. В случае существенного расхождения постройте диаграммы разброса для тех пар признаков, тесноту связи между которыми коэффициенты измеряют по-разному, и попытайтесь </text:span><text:span text:style-name="T9">объяснить</text:span><text:span text:style-name="T7"> причину расхождения. </text:span></text:p>
      <text:p text:style-name="P9"><text:span text:style-name="T7">Если вы не видите никаких существенных расхождений </text:span><text:span text:style-name="T9">между двумя матрицами</text:span><text:span text:style-name="T7">, просто постройте диаграмму рассеяния для случая, где </text:span><text:span text:style-name="T9">разность коэффициентов Пирсона и Спирмена наибольшая.</text:span></text:p>
      <text:p text:style-name="P16"/>
      <text:p text:style-name="P10"><text:soft-page-break/><text:span text:style-name="T13">Темы для теоретических вопросов:</text:span><text:span text:style-name="T11"> коэффициенты Пирсона и Спирмена, проверка их значимости, таблицы сопряжённости, </text:span><text:span text:style-name="T12">критерий независимости хи-квадрат</text:span><text:span text:style-name="T11"> и коэффициент Краме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44:23.451000000</meta:creation-date>
    <dc:date>2019-04-08T21:52:14.562000000</dc:date>
    <meta:editing-duration>PT19M6S</meta:editing-duration>
    <meta:editing-cycles>3</meta:editing-cycles>
    <meta:generator>LibreOffice/6.0.1.1$Windows_x86 LibreOffice_project/60bfb1526849283ce2491346ed2aa51c465abfe6</meta:generator>
    <meta:document-statistic meta:table-count="1" meta:image-count="0" meta:object-count="0" meta:page-count="2" meta:paragraph-count="57" meta:word-count="290" meta:character-count="2155" meta:non-whitespace-character-count="1908"/>
  </office:meta>
</office:document-meta>
</file>